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7.011cm" fo:margin-left="0cm" table:align="left"/>
    </style:style>
    <style:style style:name="Tabla1.A" style:family="table-column">
      <style:table-column-properties style:column-width="8.096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.429cm"/>
    </style:style>
    <style:style style:name="Tabla1.D" style:family="table-column">
      <style:table-column-properties style:column-width="3.993cm"/>
    </style:style>
    <style:style style:name="Tabla1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1.C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1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5.398cm"/>
    </style:style>
    <style:style style:name="Tabla2.C" style:family="table-column">
      <style:table-column-properties style:column-width="5.251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2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none" fo:border-top="none" fo:border-bottom="none"/>
    </style:style>
    <style:style style:name="Tabla2.C2" style:family="table-cell">
      <style:table-cell-properties fo:padding="0.097cm" fo:border-left="0.05pt solid #000000" fo:border-right="none" fo:border-top="none" fo:border-bottom="none"/>
    </style:style>
    <style:style style:name="Tabla2.D2" style:family="table-cell">
      <style:table-cell-properties fo:padding="0.097cm" fo:border-left="0.05pt solid #000000" fo:border-right="0.05pt solid #000000" fo:border-top="none" fo:border-bottom="none"/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-left="0.05pt solid #000000" fo:border-right="none" fo:border-top="none" fo:border-bottom="none"/>
    </style:style>
    <style:style style:name="Tabla2.C3" style:family="table-cell">
      <style:table-cell-properties fo:padding="0.097cm" fo:border-left="0.05pt solid #000000" fo:border-right="none" fo:border-top="none" fo:border-bottom="none"/>
    </style:style>
    <style:style style:name="Tabla2.D3" style:family="table-cell">
      <style:table-cell-properties fo:padding="0.097cm" fo:border-left="0.05pt solid #000000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-left="0.05pt solid #000000" fo:border-right="none" fo:border-top="none" fo:border-bottom="none"/>
    </style:style>
    <style:style style:name="Tabla2.C4" style:family="table-cell">
      <style:table-cell-properties fo:padding="0.097cm" fo:border-left="0.05pt solid #000000" fo:border-right="none" fo:border-top="none" fo:border-bottom="none"/>
    </style:style>
    <style:style style:name="Tabla2.D4" style:family="table-cell">
      <style:table-cell-properties fo:padding="0.097cm" fo:border-left="0.05pt solid #000000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" style:family="paragraph" style:parent-style-name="Preformatted_20_Text">
      <style:paragraph-properties fo:line-height="150%" fo:text-align="start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size-asian="10pt" style:font-size-complex="10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5" style:family="paragraph" style:parent-style-name="Preformatted_20_Text">
      <style:paragraph-properties fo:line-height="150%"/>
      <style:text-properties style:text-position="0% 100%" style:font-name="Liberation Mono" fo:font-size="10pt" officeooo:rsid="00099e63" style:font-size-asian="10pt" style:font-size-complex="10pt"/>
    </style:style>
    <style:style style:name="P6" style:family="paragraph" style:parent-style-name="Preformatted_20_Text">
      <style:paragraph-properties fo:line-height="100%"/>
      <style:text-properties style:text-position="0% 100%" style:font-name="Liberation Mono" fo:font-size="10pt" style:font-size-asian="10pt" style:font-size-complex="10pt"/>
    </style:style>
    <style:style style:name="P7" style:family="paragraph" style:parent-style-name="Preformatted_20_Text">
      <style:paragraph-properties fo:line-height="150%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line-height="150%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paragraph-properties fo:line-height="150%" fo:break-before="page"/>
      <style:text-properties style:text-position="0% 100%" style:font-name="Liberation Mono" fo:font-size="10pt" style:font-size-asian="10pt" style:font-size-complex="10pt"/>
    </style:style>
    <style:style style:name="P13" style:family="paragraph" style:parent-style-name="Table_20_Contents"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text-position="0% 100%" style:font-name="Liberation Mono" fo:font-size="10pt" officeooo:rsid="00099e63" officeooo:paragraph-rsid="00099e63" style:font-name-asian="Courier New" style:font-size-asian="10pt" style:font-name-complex="Liberation Mono" style:font-size-complex="10pt"/>
    </style:style>
    <style:style style:name="P1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5" style:family="paragraph" style:parent-style-name="Preformatted_20_Text" style:list-style-name="L1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6" style:family="paragraph" style:parent-style-name="Preformatted_20_Text">
      <style:paragraph-properties fo:line-height="150%" fo:break-before="page"/>
      <style:text-properties style:text-position="0% 100%" style:font-name="Liberation Mono" fo:font-size="10pt" officeooo:rsid="000d7935" officeooo:paragraph-rsid="000d7935" style:font-size-asian="10pt" style:font-size-complex="10pt"/>
    </style:style>
    <style:style style:name="T1" style:family="text">
      <style:text-properties officeooo:rsid="000c0370"/>
    </style:style>
    <style:style style:name="T2" style:family="text">
      <style:text-properties officeooo:rsid="000c843c"/>
    </style:style>
    <style:style style:name="T3" style:family="text">
      <style:text-properties style:font-name-asian="Liberation Mono" style:font-name-complex="Liberation Mono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0d660a"/>
    </style:style>
    <style:style style:name="T8" style:family="text">
      <style:text-properties officeooo:rsid="00047713"/>
    </style:style>
    <style:style style:name="T9" style:family="text">
      <style:text-properties fo:font-style="normal" fo:background-color="#fff200" loext:char-shading-value="0" style:font-style-asian="normal" style:font-style-complex="normal"/>
    </style:style>
    <style:style style:name="T10" style:family="text">
      <style:text-properties fo:font-style="normal" officeooo:rsid="000e6d0d" fo:background-color="#fff200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Alemán Díaz</text:p>
      <text:p text:style-name="P2"><text:span text:style-name="T1">@</text:span>codefuncode</text:p>
      <text:p text:style-name="P3"/>
      <text:p text:style-name="P3"/>
      <text:p text:style-name="P4">001 A 1 <text:span text:style-name="T2">Lógica</text:span> 1 Proposiciones</text:p>
      <text:p text:style-name="P1"/>
      <text:p text:style-name="P1"/>
      <text:p text:style-name="P1">Es un enunciado que es verdadero o falso, pero no ambos. </text:p>
      <text:p text:style-name="P1"/>
      <text:p text:style-name="P1">Ejemplos </text:p>
      <text:p text:style-name="P1"/>
      <text:p text:style-name="P1">Son proposiciones</text:p>
      <text:p text:style-name="P1">Nota: Las preposiciones deberán ser ciertas o falsas de lo contrario no serán una preposición.</text:p>
      <text:p text:style-name="P1"/>
      <text:p text:style-name="P1"/>
      <text:p text:style-name="P1"/>
      <text:p text:style-name="P1">Ejemplo: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Preposición</text:p>
          </table:table-cell>
          <table:table-cell table:style-name="Tabla1.A1" office:value-type="string">
            <text:p text:style-name="P8">Representación</text:p>
          </table:table-cell>
          <table:table-cell table:style-name="Tabla1.C1" table:number-columns-spanned="2" office:value-type="string">
            <text:p text:style-name="P8">Negación</text:p>
          </table:table-cell>
          <table:covered-table-cell/>
        </table:table-row>
        <table:table-row>
          <table:table-cell table:style-name="Tabla1.A2" office:value-type="string">
            <text:p text:style-name="P9">(Obama es el presidente de los Estados Unidos)</text:p>
          </table:table-cell>
          <table:table-cell table:style-name="Tabla1.B2" office:value-type="string">
            <text:p text:style-name="P10">p:</text:p>
          </table:table-cell>
          <table:table-cell table:style-name="Tabla1.C2" office:value-type="string">
            <text:p text:style-name="P10">~p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3" office:value-type="string">
            <text:p text:style-name="P9">(Armando Maradona es Argentino)</text:p>
          </table:table-cell>
          <table:table-cell table:style-name="Tabla1.B3" office:value-type="string">
            <text:p text:style-name="P15">q</text:p>
          </table:table-cell>
          <table:table-cell table:style-name="Tabla1.C3" office:value-type="string">
            <text:p text:style-name="P15">~q</text:p>
          </table:table-cell>
          <table:table-cell table:style-name="Tabla1.D3" office:value-type="string">
            <text:p text:style-name="P14"/>
          </table:table-cell>
        </table:table-row>
        <table:table-row>
          <table:table-cell table:style-name="Tabla1.A8" office:value-type="string">
            <text:p text:style-name="P9">(París es la capital de Colombia)</text:p>
          </table:table-cell>
          <table:table-cell table:style-name="Tabla1.B4" office:value-type="string">
            <text:p text:style-name="P15">r</text:p>
          </table:table-cell>
          <table:table-cell table:style-name="Tabla1.C8" office:value-type="string">
            <text:p text:style-name="P11">~r</text:p>
          </table:table-cell>
          <table:table-cell table:style-name="Tabla1.D4" office:value-type="string">
            <text:p text:style-name="P10"/>
          </table:table-cell>
        </table:table-row>
        <table:table-row>
          <table:table-cell table:style-name="Tabla1.A8" office:value-type="string">
            <text:p text:style-name="P9">(5 + 3 = 8)</text:p>
          </table:table-cell>
          <table:table-cell table:style-name="Tabla1.B5" office:value-type="string">
            <text:p text:style-name="P15">s</text:p>
          </table:table-cell>
          <table:table-cell table:style-name="Tabla1.C8" office:value-type="string">
            <text:p text:style-name="P15">~s</text:p>
          </table:table-cell>
          <table:table-cell table:style-name="Tabla1.D5" office:value-type="string">
            <text:p text:style-name="P10">(5 + 3 != 8)</text:p>
          </table:table-cell>
        </table:table-row>
        <table:table-row>
          <table:table-cell table:style-name="Tabla1.A8" office:value-type="string">
            <text:p text:style-name="P9">(4 &gt; 10)</text:p>
          </table:table-cell>
          <table:table-cell table:style-name="Tabla1.B6" office:value-type="string">
            <text:p text:style-name="P15">t</text:p>
          </table:table-cell>
          <table:table-cell table:style-name="Tabla1.C8" office:value-type="string">
            <text:p text:style-name="P15">~t</text:p>
          </table:table-cell>
          <table:table-cell table:style-name="Tabla1.D6" office:value-type="string">
            <text:p text:style-name="P10">(4 &lt;= 10)</text:p>
          </table:table-cell>
        </table:table-row>
        <table:table-row>
          <table:table-cell table:style-name="Tabla1.A8" office:value-type="string">
            <text:p text:style-name="P9"/>
          </table:table-cell>
          <table:table-cell table:style-name="Tabla1.B7" office:value-type="string">
            <text:p text:style-name="P14"/>
          </table:table-cell>
          <table:table-cell table:style-name="Tabla1.C8" office:value-type="string">
            <text:p text:style-name="P14"/>
          </table:table-cell>
          <table:table-cell table:style-name="Tabla1.D7" office:value-type="string">
            <text:p text:style-name="P14"/>
          </table:table-cell>
        </table:table-row>
        <table:table-row>
          <table:table-cell table:style-name="Tabla1.A8" office:value-type="string">
            <text:p text:style-name="P9"/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14"/>
          </table:table-cell>
          <table:table-cell table:style-name="Tabla1.D8" office:value-type="string">
            <text:p text:style-name="P14"/>
          </table:table-cell>
        </table:table-row>
        <table:table-row>
          <table:table-cell table:style-name="Tabla1.A9" office:value-type="string">
            <text:p text:style-name="P9"/>
          </table:table-cell>
          <table:table-cell table:style-name="Tabla1.B9" office:value-type="string">
            <text:p text:style-name="P14"/>
          </table:table-cell>
          <table:table-cell table:style-name="Tabla1.C9" office:value-type="string">
            <text:p text:style-name="P14"/>
          </table:table-cell>
          <table:table-cell table:style-name="Tabla1.D9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2">No son preposiciones</text:p>
      <text:p text:style-name="P1">Nota: No son preposiciones los enunciados carentes de verdad o falsedad. </text:p>
      <text:p text:style-name="P1">Ejemplos:</text:p>
      <text:list xml:id="list2809212566" text:style-name="L1">
        <text:list-item>
          <text:p text:style-name="P25">(Que susto.)</text:p>
        </text:list-item>
        <text:list-item>
          <text:p text:style-name="P25">(Dios mio.) </text:p>
        </text:list-item>
        <text:list-item>
          <text:p text:style-name="P25">(x + y &gt; 5)</text:p>
        </text:list-item>
        <text:list-item>
          <text:p text:style-name="P25">(1 + 7 es grande)</text:p>
        </text:list-item>
      </text:list>
      <text:p text:style-name="P1"/>
      <text:p text:style-name="P1"/>
      <text:p text:style-name="P1"/>
      <text:p text:style-name="P1">Representación de las preposiciones </text:p>
      <text:p text:style-name="P1">La representación de las preposiciones <text:s/>se realiza con dos putos seguido por una letra simbólica. Propiedad fundamental de una proposición es; su valor de verdad. </text:p>
      <text:p text:style-name="P1"/>
      <text:p text:style-name="P1">¿Que es una proposición compuesta? </text:p>
      <text:p text:style-name="P1">Una proposición compuesta es aquella que esta conectada por operadores lógicos y pueden contener infinitas proposiciones simples, las proposiciones simples expresan un valor verdadero no falso por si mismas. <text:s/></text:p>
      <text:p text:style-name="P1"/>
      <text:p text:style-name="P1"><text:s/></text:p>
      <text:p text:style-name="P1"><text:s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Preposición sencilla</text:p>
          </table:table-cell>
          <table:table-cell table:style-name="Tabla2.A1" office:value-type="string">
            <text:p text:style-name="P9">Operador</text:p>
          </table:table-cell>
          <table:table-cell table:style-name="Tabla2.D1" office:value-type="string">
            <text:p text:style-name="P9">Preposición sencilla 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B2" office:value-type="string">
            <text:p text:style-name="P9">(2 - 2 = 4)</text:p>
          </table:table-cell>
          <table:table-cell table:style-name="Tabla2.C2" office:value-type="string">
            <text:p text:style-name="P16">o</text:p>
          </table:table-cell>
          <table:table-cell table:style-name="Tabla2.D2" office:value-type="string">
            <text:p text:style-name="P9">(Maradona es Argentino )</text:p>
          </table:table-cell>
        </table:table-row>
        <table:table-row>
          <table:table-cell table:style-name="Tabla2.A3" office:value-type="string">
            <text:p text:style-name="P9"/>
          </table:table-cell>
          <table:table-cell table:style-name="Tabla2.B3" office:value-type="string">
            <text:p text:style-name="P9">(3 &gt; 1)</text:p>
          </table:table-cell>
          <table:table-cell table:style-name="Tabla2.C3" office:value-type="string">
            <text:p text:style-name="P16">y</text:p>
          </table:table-cell>
          <table:table-cell table:style-name="Tabla2.D3" office:value-type="string">
            <text:p text:style-name="P9">(Bogotá es la capital de Colombia)</text:p>
          </table:table-cell>
        </table:table-row>
        <table:table-row>
          <table:table-cell table:style-name="Tabla2.A4" office:value-type="string">
            <text:p text:style-name="P16">Si </text:p>
          </table:table-cell>
          <table:table-cell table:style-name="Tabla2.B4" office:value-type="string">
            <text:p text:style-name="P9">(2 * 2 = 4)</text:p>
          </table:table-cell>
          <table:table-cell table:style-name="Tabla2.C4" office:value-type="string">
            <text:p text:style-name="P16">Entonces </text:p>
          </table:table-cell>
          <table:table-cell table:style-name="Tabla2.D4" office:value-type="string">
            <text:p text:style-name="P9">(5 &gt; 1)</text:p>
          </table:table-cell>
        </table:table-row>
        <table:table-row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9">(x = 3) </text:p>
          </table:table-cell>
          <table:table-cell table:style-name="Tabla2.C5" office:value-type="string">
            <text:p text:style-name="P9">Si y solo si </text:p>
          </table:table-cell>
          <table:table-cell table:style-name="Tabla2.D5" office:value-type="string">
            <text:p text:style-name="P9">(x^2 = 9)</text:p>
          </table:table-cell>
        </table:table-row>
      </table:table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26">Leyenda </text:p>
      <text:p text:style-name="P19"><text:span text:style-name="T4">Conjunción </text:span><text:span text:style-name="T5">^ </text:span><text:span text:style-name="T7">la proposición resultante será verdadera solamente cuando el</text:span></text:p>
      <text:p text:style-name="P19">valor de verdad de ambas proposiciones es verdadero.</text:p>
      <text:p text:style-name="P17"><text:s/>1 ^ 1 = 1 </text:p>
      <text:p text:style-name="P20"><text:s/>1 ^ 0 = 0 </text:p>
      <text:p text:style-name="P20"><text:s/>0 ^ 1 = 0 </text:p>
      <text:p text:style-name="P20"><text:s/>0 ^ 0 = 0 </text:p>
      <text:p text:style-name="P19"/>
      <text:p text:style-name="P19"/>
      <text:p text:style-name="P19"><text:span text:style-name="T4">Disyunción </text:span><text:span text:style-name="T5">v </text:span><text:span text:style-name="T7">la proposición resultante será falsa solamente cuando el valor</text:span></text:p>
      <text:p text:style-name="P19">de verdad de ambas proposiciones es falso.</text:p>
      <text:p text:style-name="P21"><text:s/>1 v 1 = 0 </text:p>
      <text:p text:style-name="P18"><text:s/>1 v 0 = <text:span text:style-name="T8">1</text:span> </text:p>
      <text:p text:style-name="P18"><text:s/>0 v 1 = <text:span text:style-name="T8">1</text:span> </text:p>
      <text:p text:style-name="P21"><text:s/>0 v 0 = <text:span text:style-name="T8">0</text:span> </text:p>
      <text:p text:style-name="P19"/>
      <text:p text:style-name="P19"/>
      <text:p text:style-name="P19"><text:span text:style-name="T9">* Disyunción exclusiva (a </text:span><text:span text:style-name="T10">v</text:span><text:span text:style-name="T9"> b) </text:span><text:span text:style-name="T10">^</text:span><text:span text:style-name="T9"> ¬(a </text:span><text:span text:style-name="T10">^</text:span><text:span text:style-name="T9"> b) </text:span>la proposición resultante será verdadera cuando solamente una de ellas sea verdadera.</text:p>
      <text:p text:style-name="P17"><text:s/>1 ^ 1 = 1 </text:p>
      <text:p text:style-name="P17"><text:s/>1 ^ 0 = 1 </text:p>
      <text:p text:style-name="P17"><text:s/>0 ^ 1 = 1 </text:p>
      <text:p text:style-name="P20"><text:s/>0 ^ 0 = 0 </text:p>
      <text:p text:style-name="P19"/>
      <text:p text:style-name="P19"/>
      <text:p text:style-name="P19"><text:span text:style-name="T4">Condicional </text:span><text:span text:style-name="T6">→ </text:span><text:span text:style-name="T4"><text:s/></text:span><text:span text:style-name="T11"><text:s/></text:span>la proposición resultante será falsa solamente cuando el valor de verdad del antecedente sea verdadero y el valor de verdad del consecuente sea falso.</text:p>
      <text:p text:style-name="P20"><text:s/>1 <text:span text:style-name="T3">→</text:span> 1 = 0 </text:p>
      <text:p text:style-name="P17"><text:s/>1 <text:span text:style-name="T3">→</text:span> 0 = 1 </text:p>
      <text:p text:style-name="P20"><text:s/>0 <text:span text:style-name="T3">→</text:span> 1 = 0 </text:p>
      <text:p text:style-name="P20"><text:s/>0 <text:span text:style-name="T3">→</text:span> 0 = 0 </text:p>
      <text:p text:style-name="P23"/>
      <text:p text:style-name="P23"/>
      <text:p text:style-name="P22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22">proposición a↔b será falsa cuando los valores de verdad de ambas</text:p>
      <text:p text:style-name="P22">proposiciones sean diferentes.</text:p>
      <text:p text:style-name="P17"><text:s/>1 <text:span text:style-name="T3">↔</text:span> 1 = 1 </text:p>
      <text:p text:style-name="P20"><text:s/>1 <text:span text:style-name="T3">↔</text:span> 0 = 0 </text:p>
      <text:p text:style-name="P20"><text:s/>0 <text:span text:style-name="T3">↔</text:span> 1 = 0 </text:p>
      <text:p text:style-name="P17"><text:s/>0 <text:span text:style-name="T3">↔</text:span> 0 = 1 </text:p>
      <text:p text:style-name="P12">Referencias </text:p>
      <text:p text:style-name="P6">1a con Berni. (2016, marzo 2). A. 1. Lógica: 1. Proposiciones [Archivo de vídeo]. Recuperado de https://www.youtube.com/watch?v=Xb9FvdCiNTw&amp;list=PLCY1BPxILEJXAYAlc7ee9dd1q9w3O9t_h&amp;index=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7:25:53.008645976</dc:date>
    <meta:editing-duration>PT17M38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4" meta:paragraph-count="91" meta:word-count="468" meta:character-count="2445" meta:non-whitespace-character-count="2004"/>
  </office:meta>
</office:document-meta>
</file>